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style:vertical-align="automatic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vertical-align="automatic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1" style:font-name-asian="Liberation Sans1" style:font-name-complex="Liberation Sans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99pt ridge #000000" fo:border-left="0.99pt ridge #000000" fo:border-right="none" fo:border-top="0.99pt ridge #000000"/>
    </style:style>
    <style:style style:name="ce2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30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3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" style:text-overline-style="none" style:text-overline-color="font-color"/>
    </style:style>
    <style:style style:name="T3" style:family="text">
      <style:text-properties style:text-overline-style="none" style:text-overline-color="font-color" style:text-position="-33%"/>
    </style:style>
    <style:style style:name="T4" style:family="text">
      <style:text-properties style:text-position="33%"/>
    </style:style>
    <style:style style:name="T5" style:family="text">
      <style:text-properties style:text-overline-style="none" style:text-overline-color="font-color"/>
    </style:style>
    <style:style style:name="T6" style:family="text">
      <style:text-properties style:text-position="-33%"/>
    </style:style>
    <style:style style:name="T7" style:family="text">
      <style:text-properties style:text-position="0%"/>
    </style:style>
  </office:automatic-styles>
  <office:body>
    <office:spreadsheet>
      <table:calculation-settings table:automatic-find-labels="false"/>
      <table:table table:name="Corrida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Piso Pedido</text:p>
          </table:table-cell>
          <table:table-cell table:style-name="Default" office:value-type="string" calcext:value-type="string">
            <text:p>T.arribo</text:p>
          </table:table-cell>
          <table:table-cell table:style-name="Default"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formula="of:=[.D2]-[.C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.52" calcext:value-type="float">
            <text:p>16,52</text:p>
          </table:table-cell>
          <table:table-cell office:value-type="float" office:value="30.52" calcext:value-type="float">
            <text:p>30,52</text:p>
          </table:table-cell>
          <table:table-cell table:formula="of:=[.D3]-[.C3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1.52" calcext:value-type="float">
            <text:p>31,52</text:p>
          </table:table-cell>
          <table:table-cell office:value-type="float" office:value="43.52" calcext:value-type="float">
            <text:p>43,52</text:p>
          </table:table-cell>
          <table:table-cell table:formula="of:=[.D4]-[.C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.88" calcext:value-type="float">
            <text:p>41,88</text:p>
          </table:table-cell>
          <table:table-cell office:value-type="float" office:value="45.52" calcext:value-type="float">
            <text:p>45,52</text:p>
          </table:table-cell>
          <table:table-cell table:formula="of:=[.D5]-[.C5]"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5" calcext:value-type="float">
            <text:p>65,95</text:p>
          </table:table-cell>
          <table:table-cell office:value-type="float" office:value="73.95" calcext:value-type="float">
            <text:p>73,95</text:p>
          </table:table-cell>
          <table:table-cell table:formula="of:=[.D6]-[.C6]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2.8" calcext:value-type="float">
            <text:p>72,80</text:p>
          </table:table-cell>
          <table:table-cell office:value-type="float" office:value="73.95" calcext:value-type="float">
            <text:p>73,95</text:p>
          </table:table-cell>
          <table:table-cell table:formula="of:=[.D7]-[.C7]" office:value-type="float" office:value="1.15000000000001" calcext:value-type="float">
            <text:p>1,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,74</text:p>
          </table:table-cell>
          <table:table-cell office:value-type="float" office:value="85.74" calcext:value-type="float">
            <text:p>85,74</text:p>
          </table:table-cell>
          <table:table-cell table:formula="of:=[.D8]-[.C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14" calcext:value-type="float">
            <text:p>77,14</text:p>
          </table:table-cell>
          <table:table-cell office:value-type="float" office:value="95.74" calcext:value-type="float">
            <text:p>95,74</text:p>
          </table:table-cell>
          <table:table-cell table:formula="of:=[.D9]-[.C9]"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.59" calcext:value-type="float">
            <text:p>88,59</text:p>
          </table:table-cell>
          <table:table-cell office:value-type="float" office:value="101.74" calcext:value-type="float">
            <text:p>101,74</text:p>
          </table:table-cell>
          <table:table-cell table:formula="of:=[.D10]-[.C10]" office:value-type="float" office:value="13.15" calcext:value-type="float">
            <text:p>13,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1.75" calcext:value-type="float">
            <text:p>91,75</text:p>
          </table:table-cell>
          <table:table-cell office:value-type="float" office:value="103.74" calcext:value-type="float">
            <text:p>103,74</text:p>
          </table:table-cell>
          <table:table-cell table:formula="of:=[.D11]-[.C11]" office:value-type="float" office:value="11.99" calcext:value-type="float">
            <text:p>11,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1.86" calcext:value-type="float">
            <text:p>91,86</text:p>
          </table:table-cell>
          <table:table-cell office:value-type="float" office:value="115.74" calcext:value-type="float">
            <text:p>115,74</text:p>
          </table:table-cell>
          <table:table-cell table:formula="of:=[.D12]-[.C12]" office:value-type="float" office:value="23.88" calcext:value-type="float">
            <text:p>23,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.85" calcext:value-type="float">
            <text:p>92,85</text:p>
          </table:table-cell>
          <table:table-cell office:value-type="float" office:value="115.74" calcext:value-type="float">
            <text:p>115,74</text:p>
          </table:table-cell>
          <table:table-cell table:formula="of:=[.D13]-[.C13]" office:value-type="float" office:value="22.89" calcext:value-type="float">
            <text:p>22,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0.81" calcext:value-type="float">
            <text:p>120,81</text:p>
          </table:table-cell>
          <table:table-cell office:value-type="float" office:value="138.81" calcext:value-type="float">
            <text:p>138,81</text:p>
          </table:table-cell>
          <table:table-cell table:formula="of:=[.D14]-[.C1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1.58" calcext:value-type="float">
            <text:p>121,58</text:p>
          </table:table-cell>
          <table:table-cell office:value-type="float" office:value="154.81" calcext:value-type="float">
            <text:p>154,81</text:p>
          </table:table-cell>
          <table:table-cell table:formula="of:=[.D15]-[.C15]" office:value-type="float" office:value="33.23" calcext:value-type="float">
            <text:p>33,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3.87" calcext:value-type="float">
            <text:p>123,87</text:p>
          </table:table-cell>
          <table:table-cell office:value-type="float" office:value="156.81" calcext:value-type="float">
            <text:p>156,81</text:p>
          </table:table-cell>
          <table:table-cell table:formula="of:=[.D16]-[.C16]" office:value-type="float" office:value="32.94" calcext:value-type="float">
            <text:p>32,9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edia</text:p>
          </table:table-cell>
          <table:table-cell table:formula="of:=AVERAGE([.E2:.E16])" office:value-type="float" office:value="15.0313333333333" calcext:value-type="float">
            <text:p>15,031333333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Varianza S²</text:p>
          </table:table-cell>
          <table:table-cell table:formula="of:=VAR([.E2:.E16])" office:value-type="float" office:value="100.255926666667" calcext:value-type="float">
            <text:p>100,2559266667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esvio</text:p>
          </table:table-cell>
          <table:table-cell table:formula="of:=SQRT([.E20])" office:value-type="float" office:value="10.012788156486" calcext:value-type="float">
            <text:p>10,0127881565</text:p>
          </table:table-cell>
        </table:table-row>
      </table:table>
      <table:table table:name="Corrida2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Piso Pedido</text:p>
          </table:table-cell>
          <table:table-cell table:style-name="Default" office:value-type="string" calcext:value-type="string">
            <text:p>T.arribo</text:p>
          </table:table-cell>
          <table:table-cell table:style-name="Default"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table:formula="of:=[.D2]-[.C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38" calcext:value-type="float">
            <text:p>16,38</text:p>
          </table:table-cell>
          <table:table-cell office:value-type="float" office:value="26" calcext:value-type="float">
            <text:p>26,00</text:p>
          </table:table-cell>
          <table:table-cell table:formula="of:=[.D3]-[.C3]" office:value-type="float" office:value="9.62" calcext:value-type="float">
            <text:p>9,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34" calcext:value-type="float">
            <text:p>33,34</text:p>
          </table:table-cell>
          <table:table-cell office:value-type="float" office:value="41.44" calcext:value-type="float">
            <text:p>41,44</text:p>
          </table:table-cell>
          <table:table-cell table:formula="of:=[.D4]-[.C4]" office:value-type="float" office:value="8.09999999999999" calcext:value-type="float">
            <text:p>8,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.11" calcext:value-type="float">
            <text:p>36,11</text:p>
          </table:table-cell>
          <table:table-cell office:value-type="float" office:value="45.44" calcext:value-type="float">
            <text:p>45,44</text:p>
          </table:table-cell>
          <table:table-cell table:formula="of:=[.D5]-[.C5]"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1.54" calcext:value-type="float">
            <text:p>51,54</text:p>
          </table:table-cell>
          <table:table-cell office:value-type="float" office:value="61.54" calcext:value-type="float">
            <text:p>61,54</text:p>
          </table:table-cell>
          <table:table-cell table:formula="of:=[.D6]-[.C6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60.35" calcext:value-type="float">
            <text:p>60,35</text:p>
          </table:table-cell>
          <table:table-cell office:value-type="float" office:value="67.54" calcext:value-type="float">
            <text:p>67,54</text:p>
          </table:table-cell>
          <table:table-cell table:formula="of:=[.D7]-[.C7]" office:value-type="float" office:value="7.19000000000001" calcext:value-type="float">
            <text:p>7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4.55" calcext:value-type="float">
            <text:p>64,55</text:p>
          </table:table-cell>
          <table:table-cell office:value-type="float" office:value="77.54" calcext:value-type="float">
            <text:p>77,54</text:p>
          </table:table-cell>
          <table:table-cell table:formula="of:=[.D8]-[.C8]" office:value-type="float" office:value="12.99" calcext:value-type="float">
            <text:p>12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5.92" calcext:value-type="float">
            <text:p>65,92</text:p>
          </table:table-cell>
          <table:table-cell office:value-type="float" office:value="85.54" calcext:value-type="float">
            <text:p>85,54</text:p>
          </table:table-cell>
          <table:table-cell table:formula="of:=[.D9]-[.C9]" office:value-type="float" office:value="19.62" calcext:value-type="float">
            <text:p>19,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.08" calcext:value-type="float">
            <text:p>70,08</text:p>
          </table:table-cell>
          <table:table-cell office:value-type="float" office:value="87.54" calcext:value-type="float">
            <text:p>87,54</text:p>
          </table:table-cell>
          <table:table-cell table:formula="of:=[.D10]-[.C10]" office:value-type="float" office:value="17.46" calcext:value-type="float">
            <text:p>17,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34" calcext:value-type="float">
            <text:p>79,34</text:p>
          </table:table-cell>
          <table:table-cell office:value-type="float" office:value="97.54" calcext:value-type="float">
            <text:p>97,54</text:p>
          </table:table-cell>
          <table:table-cell table:formula="of:=[.D11]-[.C11]"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2.19" calcext:value-type="float">
            <text:p>102,19</text:p>
          </table:table-cell>
          <table:table-cell office:value-type="float" office:value="106.19" calcext:value-type="float">
            <text:p>106,19</text:p>
          </table:table-cell>
          <table:table-cell table:formula="of:=[.D12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5.16" calcext:value-type="float">
            <text:p>105,16</text:p>
          </table:table-cell>
          <table:table-cell office:value-type="float" office:value="108.19" calcext:value-type="float">
            <text:p>108,19</text:p>
          </table:table-cell>
          <table:table-cell table:formula="of:=[.D13]-[.C13]"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5.55" calcext:value-type="float">
            <text:p>135,55</text:p>
          </table:table-cell>
          <table:table-cell office:value-type="float" office:value="145.55" calcext:value-type="float">
            <text:p>145,55</text:p>
          </table:table-cell>
          <table:table-cell table:formula="of:=[.D14]-[.C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7.47" calcext:value-type="float">
            <text:p>137,47</text:p>
          </table:table-cell>
          <table:table-cell office:value-type="float" office:value="159.55" calcext:value-type="float">
            <text:p>159,55</text:p>
          </table:table-cell>
          <table:table-cell table:formula="of:=[.D15]-[.C15]" office:value-type="float" office:value="22.08" calcext:value-type="float">
            <text:p>22,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5.07" calcext:value-type="float">
            <text:p>145,07</text:p>
          </table:table-cell>
          <table:table-cell office:value-type="float" office:value="165.55" calcext:value-type="float">
            <text:p>165,55</text:p>
          </table:table-cell>
          <table:table-cell table:formula="of:=[.D16]-[.C16]" office:value-type="float" office:value="20.48" calcext:value-type="float">
            <text:p>20,4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edia</text:p>
          </table:table-cell>
          <table:table-cell table:formula="of:=AVERAGE([.E2:.E16])" office:value-type="float" office:value="12.6733333333333" calcext:value-type="float">
            <text:p>12,673333333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Varianza S²</text:p>
          </table:table-cell>
          <table:table-cell table:formula="of:=VAR([.E2:.E16])" office:value-type="float" office:value="38.115180952381" calcext:value-type="float">
            <text:p>38,115180952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esvio</text:p>
          </table:table-cell>
          <table:table-cell table:formula="of:=SQRT([.E20])" office:value-type="float" office:value="6.17374934317721" calcext:value-type="float">
            <text:p>6,1737493432</text:p>
          </table:table-cell>
        </table:table-row>
      </table:table>
      <table:table table:name="Corrida3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liente N.º</text:p>
          </table:table-cell>
          <table:table-cell table:style-name="Default" office:value-type="string" calcext:value-type="string">
            <text:p>Piso Pedido</text:p>
          </table:table-cell>
          <table:table-cell table:style-name="Default" office:value-type="string" calcext:value-type="string">
            <text:p>T.arribo</text:p>
          </table:table-cell>
          <table:table-cell table:style-name="Default"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[.D2]-[.C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94" calcext:value-type="float">
            <text:p>1,94</text:p>
          </table:table-cell>
          <table:table-cell office:value-type="float" office:value="18" calcext:value-type="float">
            <text:p>18,00</text:p>
          </table:table-cell>
          <table:table-cell table:formula="of:=[.D3]-[.C3]" office:value-type="float" office:value="16.06" calcext:value-type="float">
            <text:p>16,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,35</text:p>
          </table:table-cell>
          <table:table-cell office:value-type="float" office:value="24" calcext:value-type="float">
            <text:p>24,00</text:p>
          </table:table-cell>
          <table:table-cell table:formula="of:=[.D4]-[.C4]" office:value-type="float" office:value="12.65" calcext:value-type="float">
            <text:p>12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.22" calcext:value-type="float">
            <text:p>12,22</text:p>
          </table:table-cell>
          <table:table-cell office:value-type="float" office:value="28" calcext:value-type="float">
            <text:p>28,00</text:p>
          </table:table-cell>
          <table:table-cell table:formula="of:=[.D5]-[.C5]" office:value-type="float" office:value="15.78" calcext:value-type="float">
            <text:p>15,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.127" calcext:value-type="float">
            <text:p>31,13</text:p>
          </table:table-cell>
          <table:table-cell office:value-type="float" office:value="39.27" calcext:value-type="float">
            <text:p>39,27</text:p>
          </table:table-cell>
          <table:table-cell table:formula="of:=[.D6]-[.C6]" office:value-type="float" office:value="8.143" calcext:value-type="float">
            <text:p>8,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.37" calcext:value-type="float">
            <text:p>34,37</text:p>
          </table:table-cell>
          <table:table-cell office:value-type="float" office:value="39.27" calcext:value-type="float">
            <text:p>39,27</text:p>
          </table:table-cell>
          <table:table-cell table:formula="of:=[.D7]-[.C7]" office:value-type="float" office:value="4.90000000000001" calcext:value-type="float">
            <text:p>4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.22" calcext:value-type="float">
            <text:p>37,22</text:p>
          </table:table-cell>
          <table:table-cell office:value-type="float" office:value="39.27" calcext:value-type="float">
            <text:p>39,27</text:p>
          </table:table-cell>
          <table:table-cell table:formula="of:=[.D8]-[.C8]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.54" calcext:value-type="float">
            <text:p>44,54</text:p>
          </table:table-cell>
          <table:table-cell office:value-type="float" office:value="60.54" calcext:value-type="float">
            <text:p>60,54</text:p>
          </table:table-cell>
          <table:table-cell table:formula="of:=[.D9]-[.C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4.77" calcext:value-type="float">
            <text:p>44,77</text:p>
          </table:table-cell>
          <table:table-cell office:value-type="float" office:value="68.54" calcext:value-type="float">
            <text:p>68,54</text:p>
          </table:table-cell>
          <table:table-cell table:formula="of:=[.D10]-[.C10]" office:value-type="float" office:value="23.77" calcext:value-type="float">
            <text:p>2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.5" calcext:value-type="float">
            <text:p>53,50</text:p>
          </table:table-cell>
          <table:table-cell office:value-type="float" office:value="72.54" calcext:value-type="float">
            <text:p>72,54</text:p>
          </table:table-cell>
          <table:table-cell table:formula="of:=[.D11]-[.C11]" office:value-type="float" office:value="19.04" calcext:value-type="float">
            <text:p>19,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8.89" calcext:value-type="float">
            <text:p>68,89</text:p>
          </table:table-cell>
          <table:table-cell office:value-type="float" office:value="78.54" calcext:value-type="float">
            <text:p>78,54</text:p>
          </table:table-cell>
          <table:table-cell table:formula="of:=[.D12]-[.C12]" office:value-type="float" office:value="9.65000000000001" calcext:value-type="float">
            <text:p>9,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.89" calcext:value-type="float">
            <text:p>68,89</text:p>
          </table:table-cell>
          <table:table-cell office:value-type="float" office:value="82.54" calcext:value-type="float">
            <text:p>82,54</text:p>
          </table:table-cell>
          <table:table-cell table:formula="of:=[.D13]-[.C13]" office:value-type="float" office:value="13.65" calcext:value-type="float">
            <text:p>13,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,00</text:p>
          </table:table-cell>
          <table:table-cell office:value-type="float" office:value="85" calcext:value-type="float">
            <text:p>85,00</text:p>
          </table:table-cell>
          <table:table-cell table:formula="of:=[.D14]-[.C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6.94" calcext:value-type="float">
            <text:p>86,94</text:p>
          </table:table-cell>
          <table:table-cell office:value-type="float" office:value="100.94" calcext:value-type="float">
            <text:p>100,94</text:p>
          </table:table-cell>
          <table:table-cell table:formula="of:=[.D15]-[.C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1.54" calcext:value-type="float">
            <text:p>91,54</text:p>
          </table:table-cell>
          <table:table-cell office:value-type="float" office:value="110.94" calcext:value-type="float">
            <text:p>110,94</text:p>
          </table:table-cell>
          <table:table-cell table:formula="of:=[.D16]-[.C16]" office:value-type="float" office:value="19.4" calcext:value-type="float">
            <text:p>19,4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dia</text:p>
          </table:table-cell>
          <table:table-cell table:formula="of:=AVERAGE([.E2:.E16])" office:value-type="float" office:value="12.0728666666667" calcext:value-type="float">
            <text:p>12,0728666667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arianza S²</text:p>
          </table:table-cell>
          <table:table-cell table:formula="of:=VAR([.E2:.E16])" office:value-type="float" office:value="45.0359504095238" calcext:value-type="float">
            <text:p>45,035950409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svio</text:p>
          </table:table-cell>
          <table:table-cell table:formula="of:=SQRT([.E20])" office:value-type="float" office:value="6.71088298285135" calcext:value-type="float">
            <text:p>6,7108829829</text:p>
          </table:table-cell>
        </table:table-row>
      </table:table>
      <table:table table:name="Corrida4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Piso Pedido</text:p>
          </table:table-cell>
          <table:table-cell table:style-name="Default" office:value-type="string" calcext:value-type="string">
            <text:p>T.arribo</text:p>
          </table:table-cell>
          <table:table-cell table:style-name="Default"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table:formula="of:=[.D2]-[.C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0</text:p>
          </table:table-cell>
          <table:table-cell office:value-type="float" office:value="20.6" calcext:value-type="float">
            <text:p>20,60</text:p>
          </table:table-cell>
          <table:table-cell table:formula="of:=[.D3]-[.C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.01" calcext:value-type="float">
            <text:p>16,01</text:p>
          </table:table-cell>
          <table:table-cell office:value-type="float" office:value="20.6" calcext:value-type="float">
            <text:p>20,60</text:p>
          </table:table-cell>
          <table:table-cell table:formula="of:=[.D4]-[.C4]" office:value-type="float" office:value="4.59" calcext:value-type="float">
            <text:p>4,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.95" calcext:value-type="float">
            <text:p>49,95</text:p>
          </table:table-cell>
          <table:table-cell table:formula="of:=[.D5]-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.18" calcext:value-type="float">
            <text:p>62,18</text:p>
          </table:table-cell>
          <table:table-cell office:value-type="float" office:value="66.18" calcext:value-type="float">
            <text:p>66,18</text:p>
          </table:table-cell>
          <table:table-cell table:formula="of:=[.D6]-[.C6]" office:value-type="float" office:value="4.00000000000001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9.09" calcext:value-type="float">
            <text:p>69,09</text:p>
          </table:table-cell>
          <table:table-cell office:value-type="float" office:value="83.09" calcext:value-type="float">
            <text:p>83,09</text:p>
          </table:table-cell>
          <table:table-cell table:formula="of:=[.D7]-[.C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95" calcext:value-type="float">
            <text:p>80,95</text:p>
          </table:table-cell>
          <table:table-cell office:value-type="float" office:value="93.09" calcext:value-type="float">
            <text:p>93,09</text:p>
          </table:table-cell>
          <table:table-cell table:formula="of:=[.D8]-[.C8]" office:value-type="float" office:value="12.14" calcext:value-type="float">
            <text:p>12,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8.17" calcext:value-type="float">
            <text:p>98,17</text:p>
          </table:table-cell>
          <table:table-cell office:value-type="float" office:value="102.17" calcext:value-type="float">
            <text:p>102,17</text:p>
          </table:table-cell>
          <table:table-cell table:formula="of:=[.D9]-[.C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1.24" calcext:value-type="float">
            <text:p>111,24</text:p>
          </table:table-cell>
          <table:table-cell office:value-type="float" office:value="115.24" calcext:value-type="float">
            <text:p>115,24</text:p>
          </table:table-cell>
          <table:table-cell table:formula="of:=[.D10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2.28" calcext:value-type="float">
            <text:p>112,28</text:p>
          </table:table-cell>
          <table:table-cell office:value-type="float" office:value="123.24" calcext:value-type="float">
            <text:p>123,24</text:p>
          </table:table-cell>
          <table:table-cell table:formula="of:=[.D11]-[.C11]" office:value-type="float" office:value="10.96" calcext:value-type="float">
            <text:p>10,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0.05" calcext:value-type="float">
            <text:p>120,05</text:p>
          </table:table-cell>
          <table:table-cell office:value-type="float" office:value="137.24" calcext:value-type="float">
            <text:p>137,24</text:p>
          </table:table-cell>
          <table:table-cell table:formula="of:=[.D12]-[.C12]" office:value-type="float" office:value="17.19" calcext:value-type="float">
            <text:p>17,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0.32" calcext:value-type="float">
            <text:p>140,32</text:p>
          </table:table-cell>
          <table:table-cell office:value-type="float" office:value="150.32" calcext:value-type="float">
            <text:p>150,32</text:p>
          </table:table-cell>
          <table:table-cell table:formula="of:=[.D13]-[.C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2.74" calcext:value-type="float">
            <text:p>142,74</text:p>
          </table:table-cell>
          <table:table-cell office:value-type="float" office:value="152.32" calcext:value-type="float">
            <text:p>152,32</text:p>
          </table:table-cell>
          <table:table-cell table:formula="of:=[.D14]-[.C14]" office:value-type="float" office:value="9.57999999999998" calcext:value-type="float">
            <text:p>9,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6.85" calcext:value-type="float">
            <text:p>146,85</text:p>
          </table:table-cell>
          <table:table-cell office:value-type="float" office:value="156.32" calcext:value-type="float">
            <text:p>156,32</text:p>
          </table:table-cell>
          <table:table-cell table:formula="of:=[.D15]-[.C15]"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1.79" calcext:value-type="float">
            <text:p>151,79</text:p>
          </table:table-cell>
          <table:table-cell office:value-type="float" office:value="168.32" calcext:value-type="float">
            <text:p>168,32</text:p>
          </table:table-cell>
          <table:table-cell table:formula="of:=[.D16]-[.C16]" office:value-type="float" office:value="16.53" calcext:value-type="float">
            <text:p>16,5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edia</text:p>
          </table:table-cell>
          <table:table-cell table:formula="of:=AVERAGE([.E2:.E16])" office:value-type="float" office:value="8.83066666666667" calcext:value-type="float">
            <text:p>8,8306666667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Varianza S²</text:p>
          </table:table-cell>
          <table:table-cell table:formula="of:=VAR([.E2:.E16])" office:value-type="float" office:value="24.3609638095238" calcext:value-type="float">
            <text:p>24,360963809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esvio</text:p>
          </table:table-cell>
          <table:table-cell table:formula="of:=SQRT([.E20])" office:value-type="float" office:value="4.93568270956752" calcext:value-type="float">
            <text:p>4,9356827096</text:p>
          </table:table-cell>
        </table:table-row>
      </table:table>
      <table:table table:name="Corrida5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Piso Pedido</text:p>
          </table:table-cell>
          <table:table-cell table:style-name="Default" office:value-type="string" calcext:value-type="string">
            <text:p>T.arribo</text:p>
          </table:table-cell>
          <table:table-cell table:style-name="Default"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[.D2]-[.C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45" calcext:value-type="float">
            <text:p>14,45</text:p>
          </table:table-cell>
          <table:table-cell table:formula="of:=[.D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.09" calcext:value-type="float">
            <text:p>25,09</text:p>
          </table:table-cell>
          <table:table-cell office:value-type="float" office:value="35.09" calcext:value-type="float">
            <text:p>35,09</text:p>
          </table:table-cell>
          <table:table-cell table:formula="of:=[.D4]-[.C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.25" calcext:value-type="float">
            <text:p>29,25</text:p>
          </table:table-cell>
          <table:table-cell office:value-type="float" office:value="53.09" calcext:value-type="float">
            <text:p>53,09</text:p>
          </table:table-cell>
          <table:table-cell table:formula="of:=[.D5]-[.C5]" office:value-type="float" office:value="23.84" calcext:value-type="float">
            <text:p>23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.69" calcext:value-type="float">
            <text:p>30,69</text:p>
          </table:table-cell>
          <table:table-cell office:value-type="float" office:value="63.09" calcext:value-type="float">
            <text:p>63,09</text:p>
          </table:table-cell>
          <table:table-cell table:formula="of:=[.D6]-[.C6]"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.7" calcext:value-type="float">
            <text:p>42,70</text:p>
          </table:table-cell>
          <table:table-cell office:value-type="float" office:value="75.09" calcext:value-type="float">
            <text:p>75,09</text:p>
          </table:table-cell>
          <table:table-cell table:formula="of:=[.D7]-[.C7]" office:value-type="float" office:value="32.39" calcext:value-type="float">
            <text:p>32,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.42" calcext:value-type="float">
            <text:p>47,42</text:p>
          </table:table-cell>
          <table:table-cell office:value-type="float" office:value="77.09" calcext:value-type="float">
            <text:p>77,09</text:p>
          </table:table-cell>
          <table:table-cell table:formula="of:=[.D8]-[.C8]" office:value-type="float" office:value="29.67" calcext:value-type="float">
            <text:p>29,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7.13" calcext:value-type="float">
            <text:p>57,13</text:p>
          </table:table-cell>
          <table:table-cell office:value-type="float" office:value="87.09" calcext:value-type="float">
            <text:p>87,09</text:p>
          </table:table-cell>
          <table:table-cell table:formula="of:=[.D9]-[.C9]" office:value-type="float" office:value="29.96" calcext:value-type="float">
            <text:p>29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9.21" calcext:value-type="float">
            <text:p>59,21</text:p>
          </table:table-cell>
          <table:table-cell office:value-type="float" office:value="77.09" calcext:value-type="float">
            <text:p>77,09</text:p>
          </table:table-cell>
          <table:table-cell table:formula="of:=[.D10]-[.C10]" office:value-type="float" office:value="17.88" calcext:value-type="float">
            <text:p>17,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1.56" calcext:value-type="float">
            <text:p>71,56</text:p>
          </table:table-cell>
          <table:table-cell office:value-type="float" office:value="91.09" calcext:value-type="float">
            <text:p>91,09</text:p>
          </table:table-cell>
          <table:table-cell table:formula="of:=[.D11]-[.C11]" office:value-type="float" office:value="19.53" calcext:value-type="float">
            <text:p>19,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.98" calcext:value-type="float">
            <text:p>98,98</text:p>
          </table:table-cell>
          <table:table-cell office:value-type="float" office:value="110.98" calcext:value-type="float">
            <text:p>110,98</text:p>
          </table:table-cell>
          <table:table-cell table:formula="of:=[.D12]-[.C1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.25" calcext:value-type="float">
            <text:p>100,25</text:p>
          </table:table-cell>
          <table:table-cell office:value-type="float" office:value="112.98" calcext:value-type="float">
            <text:p>112,98</text:p>
          </table:table-cell>
          <table:table-cell table:formula="of:=[.D13]-[.C13]" office:value-type="float" office:value="12.73" calcext:value-type="float">
            <text:p>12,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6.3" calcext:value-type="float">
            <text:p>106,30</text:p>
          </table:table-cell>
          <table:table-cell office:value-type="float" office:value="114.98" calcext:value-type="float">
            <text:p>114,98</text:p>
          </table:table-cell>
          <table:table-cell table:formula="of:=[.D14]-[.C14]" office:value-type="float" office:value="8.68000000000001" calcext:value-type="float">
            <text:p>8,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.67" calcext:value-type="float">
            <text:p>107,67</text:p>
          </table:table-cell>
          <table:table-cell office:value-type="float" office:value="124.98" calcext:value-type="float">
            <text:p>124,98</text:p>
          </table:table-cell>
          <table:table-cell table:formula="of:=[.D15]-[.C15]" office:value-type="float" office:value="17.31" calcext:value-type="float">
            <text:p>17,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5.8" calcext:value-type="float">
            <text:p>115,80</text:p>
          </table:table-cell>
          <table:table-cell office:value-type="float" office:value="130.98" calcext:value-type="float">
            <text:p>130,98</text:p>
          </table:table-cell>
          <table:table-cell table:formula="of:=[.D16]-[.C16]" office:value-type="float" office:value="15.18" calcext:value-type="float">
            <text:p>15,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edia</text:p>
          </table:table-cell>
          <table:table-cell table:formula="of:=AVERAGE([.E2:.E16])" office:value-type="float" office:value="17.7046666666667" calcext:value-type="float">
            <text:p>17,7046666667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Varianza S²</text:p>
          </table:table-cell>
          <table:table-cell table:formula="of:=VAR([.E2:.E16])" office:value-type="float" office:value="105.134212380952" calcext:value-type="float">
            <text:p>105,134212381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esvio</text:p>
          </table:table-cell>
          <table:table-cell table:formula="of:=SQRT([.E20])" office:value-type="float" office:value="10.2534975681936" calcext:value-type="float">
            <text:p>10,2534975682</text:p>
          </table:table-cell>
        </table:table-row>
      </table:table>
      <table:table table:name="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4" office:value-type="string" calcext:value-type="string">
            <text:p><text:span text:style-name="T1">Y</text:span><text:span text:style-name="T2">1</text:span></text:p>
          </table:table-cell>
          <table:table-cell table:style-name="ce11" table:formula="of:=[Corrida1.E18]" office:value-type="float" office:value="15.0313333333333" calcext:value-type="float">
            <text:p>15,0313333333</text:p>
          </table:table-cell>
          <table:table-cell/>
          <table:table-cell table:style-name="ce9" office:value-type="string" calcext:value-type="string">
            <text:p>R<text:span text:style-name="T6">0</text:span>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Y<text:span text:style-name="T2">2</text:span></text:p>
          </table:table-cell>
          <table:table-cell table:style-name="ce12" table:formula="of:=[Corrida2.E18]" office:value-type="float" office:value="12.6733333333333" calcext:value-type="float">
            <text:p>12,6733333333</text:p>
          </table:table-cell>
          <table:table-cell/>
          <table:table-cell table:style-name="ce10" office:value-type="string" calcext:value-type="string">
            <text:p>α</text:p>
          </table:table-cell>
          <table:table-cell table:style-name="ce13" office:value-type="float" office:value="0.05" calcext:value-type="float">
            <text:p>0,05</text:p>
          </table:table-cell>
          <table:table-cell/>
          <table:table-cell table:style-name="ce22" office:value-type="string" calcext:value-type="string">
            <text:p>((Z*S)/ε)²</text:p>
          </table:table-cell>
          <table:table-cell table:style-name="ce14" table:formula="of:=(([.E4]*[.B10])/[.E7])^2" office:value-type="float" office:value="27.7602427787798" calcext:value-type="float">
            <text:p>27,760242778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Y<text:span text:style-name="T2">3</text:span></text:p>
          </table:table-cell>
          <table:table-cell table:style-name="ce12" table:formula="of:=[Corrida3.E18]" office:value-type="float" office:value="12.0728666666667" calcext:value-type="float">
            <text:p>12,0728666667</text:p>
          </table:table-cell>
          <table:table-cell/>
          <table:table-cell table:style-name="ce7"/>
          <table:table-cell table:number-columns-repeated="7"/>
        </table:table-row>
        <table:table-row table:style-name="ro2">
          <table:table-cell table:style-name="ce5" office:value-type="string" calcext:value-type="string">
            <text:p>Y<text:span text:style-name="T2">4</text:span></text:p>
          </table:table-cell>
          <table:table-cell table:style-name="ce12" table:formula="of:=[Corrida4.E18]" office:value-type="float" office:value="8.83066666666667" calcext:value-type="float">
            <text:p>8,8306666667</text:p>
          </table:table-cell>
          <table:table-cell/>
          <table:table-cell table:style-name="ce16" office:value-type="string" calcext:value-type="string">
            <text:p>Z<text:span text:style-name="T6">α/2</text:span></text:p>
          </table:table-cell>
          <table:table-cell table:style-name="ce14" office:value-type="float" office:value="1.96" calcext:value-type="float">
            <text:p>1,96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Y<text:span text:style-name="T3">5</text:span></text:p>
          </table:table-cell>
          <table:table-cell table:style-name="ce13" table:formula="of:=[Corrida5.E18]" office:value-type="float" office:value="17.7046666666667" calcext:value-type="float">
            <text:p>17,7046666667</text:p>
          </table:table-cell>
          <table:table-cell/>
          <table:table-cell table:style-name="ce17"/>
          <table:table-cell table:style-name="ce20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23" office:value-type="string" calcext:value-type="string">
            <text:p>R</text:p>
          </table:table-cell>
          <table:table-cell table:style-name="ce27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</table:table-row>
        <table:table-row table:style-name="ro2">
          <table:table-cell table:style-name="ce8" office:value-type="string" calcext:value-type="string">
            <text:p>Y</text:p>
          </table:table-cell>
          <table:table-cell table:style-name="ce14" table:formula="of:=AVERAGE([.B1:.B5])" office:value-type="float" office:value="13.2625733333333" calcext:value-type="float">
            <text:p>13,2625733333</text:p>
          </table:table-cell>
          <table:table-cell/>
          <table:table-cell table:style-name="ce18" office:value-type="string" calcext:value-type="string">
            <text:p>ε</text:p>
          </table:table-cell>
          <table:table-cell table:style-name="ce14" table:formula="of:=24.75*0.05" office:value-type="float" office:value="1.2375" calcext:value-type="float">
            <text:p>1,2375</text:p>
          </table:table-cell>
          <table:table-cell/>
          <table:table-cell table:style-name="ce24" office:value-type="string" calcext:value-type="string">
            <text:p><text:span text:style-name="T7">t</text:span><text:span text:style-name="T6">α/2,R-1</text:span></text:p>
          </table:table-cell>
          <table:table-cell table:style-name="ce28" office:value-type="float" office:value="2.0518" calcext:value-type="float">
            <text:p>2,0518</text:p>
          </table:table-cell>
          <table:table-cell table:style-name="ce28" office:value-type="float" office:value="2.0484" calcext:value-type="float">
            <text:p>2,0484</text:p>
          </table:table-cell>
          <table:table-cell table:style-name="ce28" office:value-type="float" office:value="2.0452" calcext:value-type="float">
            <text:p>2,0452</text:p>
          </table:table-cell>
          <table:table-cell table:style-name="ce33" office:value-type="float" office:value="2.0423" calcext:value-type="float">
            <text:p>2,0423</text:p>
          </table:table-cell>
        </table:table-row>
        <table:table-row table:style-name="ro2">
          <table:table-cell table:style-name="ce7"/>
          <table:table-cell table:number-columns-repeated="2"/>
          <table:table-cell table:style-name="ce19"/>
          <table:table-cell table:number-columns-repeated="2"/>
          <table:table-cell table:style-name="ce25" office:value-type="string" calcext:value-type="string">
            <text:p>(<text:span text:style-name="T7">t</text:span><text:span text:style-name="T6">α/2,R-1</text:span><text:span text:style-name="T7">*S/ε)²</text:span></text:p>
          </table:table-cell>
          <table:table-cell table:style-name="ce29" table:formula="of:=([.H7]*[.$B$10]/[.$E$7])^2" office:value-type="float" office:value="30.4215381124314" calcext:value-type="float">
            <text:p>30,4215381124</text:p>
          </table:table-cell>
          <table:table-cell table:style-name="ce29" table:formula="of:=([.I7]*[.$B$10]/[.$E$7])^2" office:value-type="float" office:value="30.3207997062201" calcext:value-type="float">
            <text:p>30,3207997062</text:p>
          </table:table-cell>
          <table:table-cell table:style-name="ce29" table:formula="of:=([.J7]*[.$B$10]/[.$E$7])^2" office:value-type="float" office:value="30.226139706354" calcext:value-type="float">
            <text:p>30,2261397064</text:p>
          </table:table-cell>
          <table:table-cell table:style-name="ce34" table:formula="of:=([.K7]*[.$B$10]/[.$E$7])^2" office:value-type="float" office:value="30.1404819132889" calcext:value-type="float">
            <text:p>30,1404819133</text:p>
          </table:table-cell>
        </table:table-row>
        <table:table-row table:style-name="ro1">
          <table:table-cell table:style-name="ce9" office:value-type="string" calcext:value-type="string">
            <text:p>S<text:span text:style-name="T4">2</text:span></text:p>
          </table:table-cell>
          <table:table-cell table:style-name="ce11" table:formula="of:=VAR([.B1:.B5])" office:value-type="float" office:value="11.066276888" calcext:value-type="float">
            <text:p>11,066276888</text:p>
          </table:table-cell>
          <table:table-cell/>
          <table:table-cell table:style-name="ce19"/>
          <table:table-cell table:number-columns-repeated="7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13" table:formula="of:=SQRT([.B9])" office:value-type="float" office:value="3.32660140203181" calcext:value-type="float">
            <text:p>3,326601402</text:p>
          </table:table-cell>
          <table:table-cell table:number-columns-repeated="4"/>
          <table:table-cell table:style-name="ce26" office:value-type="string" calcext:value-type="string">
            <text:p>R-R<text:span text:style-name="T6">0</text:span></text:p>
          </table:table-cell>
          <table:table-cell table:style-name="ce30" table:formula="of:=[.K6]-[.E1]" office:value-type="float" office:value="26" calcext:value-type="float">
            <text:p>26</text:p>
          </table:table-cell>
          <table:table-cell office:value-type="string" calcext:value-type="string">
            <text:p>Corridas adicional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 calcext:value-type="string">
            <text:p><text:span text:style-name="T1">Y</text:span><text:span text:style-name="T5"> – </text:span>t<text:span text:style-name="T6">α/2,R-1</text:span>*S/√R</text:p>
          </table:table-cell>
          <table:table-cell table:formula="of:=[.$B$7]-[.$K$7]*[.$B$10]/SQRT([.$K$6])" office:value-type="float" office:value="12.0423496312088" calcext:value-type="float">
            <text:p>12,0423496312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5" office:value-type="string" calcext:value-type="string">
            <text:p><text:span text:style-name="T1">Y </text:span>+ t<text:span text:style-name="T6">α/2,R-1</text:span>*S/√R</text:p>
          </table:table-cell>
          <table:table-cell table:formula="of:=[.B7]+[.K7]*[.B10]/SQRT([.K6])" office:value-type="float" office:value="14.4827970354579" calcext:value-type="float">
            <text:p>14,482797035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6-12-16T11:12:44.010061123</meta:creation-date>
    <dc:date>2016-12-16T17:07:30.756352674</dc:date>
    <dc:creator>Nacho </dc:creator>
    <meta:editing-duration>PT1H20M5S</meta:editing-duration>
    <meta:editing-cycles>9</meta:editing-cycles>
    <meta:generator>LibreOffice/5.0.6.2$Linux_X86_64 LibreOffice_project/00m0$Build-2</meta:generator>
    <meta:document-statistic meta:table-count="6" meta:cell-count="478" meta:object-count="0"/>
  </office:meta>
</office:document-meta>
</file>